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Georgia" svg:font-family="Georgia, 'Bitstream Charter', serif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89232"/>
    </style:style>
    <style:style style:name="P2" style:family="paragraph" style:parent-style-name="Heading_20_2"/>
    <style:style style:name="P3" style:family="paragraph" style:parent-style-name="Heading_20_2" style:list-style-name=""/>
    <style:style style:name="P4" style:family="paragraph" style:parent-style-name="Heading_20_2">
      <style:text-properties officeooo:rsid="000bf68e" officeooo:paragraph-rsid="000bf68e"/>
    </style:style>
    <style:style style:name="P5" style:family="paragraph" style:parent-style-name="Heading_20_2">
      <style:text-properties officeooo:paragraph-rsid="000bf68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3"/>
    <style:style style:name="P8" style:family="paragraph" style:parent-style-name="Standard"/>
    <style:style style:name="P9" style:family="paragraph" style:parent-style-name="Text_20_body">
      <style:paragraph-properties fo:text-align="center" style:justify-single-word="false"/>
      <style:text-properties officeooo:paragraph-rsid="00089232"/>
    </style:style>
    <style:style style:name="P10" style:family="paragraph" style:parent-style-name="Text_20_body">
      <style:text-properties style:font-name="Lucida Sans"/>
    </style:style>
    <style:style style:name="P11" style:family="paragraph" style:parent-style-name="Text_20_body">
      <style:text-properties style:font-name="Lucida Sans" officeooo:rsid="000a0f06" officeooo:paragraph-rsid="000a0f06"/>
    </style:style>
    <style:style style:name="P12" style:family="paragraph" style:parent-style-name="Text_20_body" style:list-style-name="L1">
      <style:text-properties officeooo:paragraph-rsid="0008bbc4"/>
    </style:style>
    <style:style style:name="P13" style:family="paragraph" style:parent-style-name="Text_20_body">
      <style:text-properties officeooo:paragraph-rsid="0008bbc4"/>
    </style:style>
    <style:style style:name="P14" style:family="paragraph" style:parent-style-name="Text_20_body" style:list-style-name="L2">
      <style:text-properties officeooo:paragraph-rsid="0008bbc4"/>
    </style:style>
    <style:style style:name="P15" style:family="paragraph" style:parent-style-name="Text_20_body" style:list-style-name="L3">
      <style:text-properties officeooo:paragraph-rsid="000bf68e"/>
    </style:style>
    <style:style style:name="P16" style:family="paragraph" style:parent-style-name="Text_20_body"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17" style:family="paragraph" style:parent-style-name="Text_20_body" style:list-style-name="L3">
      <style:text-properties officeooo:rsid="000c32f3" officeooo:paragraph-rsid="000c32f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8bbc4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22" style:family="paragraph" style:parent-style-name="Text_20_body">
      <style:paragraph-properties fo:padding="0.049cm" fo:border="0.06pt solid #000000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fo:font-variant="normal" fo:text-transform="none" fo:color="#333333" loext:opacity="100%" style:font-name="Georgia" fo:font-size="9.60000038146973pt" fo:letter-spacing="normal" fo:font-style="normal" fo:font-weight="normal"/>
    </style:style>
    <style:style style:name="T6" style:family="text">
      <style:text-properties fo:font-variant="normal" fo:text-transform="none" fo:color="#333333" loext:opacity="100%" fo:font-size="9.60000038146973pt" fo:letter-spacing="normal" fo:font-style="normal" fo:font-weight="normal"/>
    </style:style>
    <style:style style:name="T7" style:family="text">
      <style:text-properties fo:font-variant="normal" fo:text-transform="none" fo:color="#333333" loext:opacity="100%" style:font-name="Lucida 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Palatino" fo:font-size="14pt" fo:letter-spacing="normal" fo:font-style="normal" fo:font-weight="normal"/>
    </style:style>
    <style:style style:name="T9" style:family="text">
      <style:text-properties style:font-name="Courier New"/>
    </style:style>
    <style:style style:name="T10" style:family="text">
      <style:text-properties officeooo:rsid="000c32f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c32f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Installation et configuration de </text:span>DireWolf</text:h>
      <text:p text:style-name="P9"/>
      <text:p text:style-name="P9"/>
      <text:h text:style-name="P4" text:outline-level="2">Matériel utilisé</text:h>
      <text:list xml:id="list281638453" text:style-name="L3">
        <text:list-item>
          <text:p text:style-name="P15"><text:span text:style-name="T7">Une carte son externe (usb)</text:span><text:span text:style-name="T4"> </text:span></text:p>
        </text:list-item>
        <text:list-item>
          <text:p text:style-name="P17"><text:span text:style-name="T4">Un PC avec linux mint 20</text:span></text:p>
        </text:list-item>
      </text:list>
      <text:h text:style-name="P5" text:outline-level="2">Installation de direwolf</text:h>
      <text:p text:style-name="Text_20_body"><text:span text:style-name="T8">D’abord installer Libasound2-dev</text:span> <text:s/></text:p>
      <text:p text:style-name="P22"><text:tab/><text:span text:style-name="T9">apt install libasound2-dev</text:span></text:p>
      <text:p text:style-name="P19"><text:span text:style-name="T8">Ensuite télécharger les sources de direwolf :</text:span> </text:p>
      <text:p text:style-name="P20"><text:tab/>git clone https://www.github.com/wb2osz/direwolf </text:p>
      <text:p text:style-name="P16"/>
      <text:p text:style-name="P16">Le fichier <text:span text:style-name="T12">d</text:span><text:span text:style-name="T11">irewolf.conf</text:span> doit se trouver dans /home/p<text:span text:style-name="T10">hilippe</text:span></text:p>
      <text:p text:style-name="P21">C’est ce fichier qu’il faudra modifier pour configurer <text:span text:style-name="T10">d</text:span>irewolf.</text:p>
      <text:p text:style-name="Standard"/>
      <text:h text:style-name="Heading_20_2" text:outline-level="2">Configuration <text:span text:style-name="T1">de direwolf</text:span></text:h>
      <text:p text:style-name="Text_20_body"/>
      <text:p text:style-name="P10">Prenez le texte suivant et mettez-le dans un fichier texte, appelé <text:span text:style-name="T12">direwolf</text:span><text:span text:style-name="T11">.conf</text:span> dans votre répertoire personnel.</text:p>
      <text:p text:style-name="P10"/>
      <text:p text:style-name="P10"/>
      <text:p text:style-name="P10">Mettez votre indicatif et votre SSID facultatif aux deux endroits qui ont xxx ci-dessus. Mettez votre mot de passe réel <text:span text:style-name="T1">au </text:span>lieu de 123456.</text:p>
      <text:p text:style-name="P10"/>
      <text:h text:style-name="Heading_20_3" text:outline-level="3">Choisir le serveur Igate</text:h>
      <text:p text:style-name="P18"><text:span text:style-name="T2">Quel serveur devez-vous utiliser? Le moyen actuellement préféré est d'utiliser l'une de ces rotations régionales<text:line-break/>adresses :</text:span></text:p>
      <text:list xml:id="list4292464062" text:style-name="L1">
        <text:list-item>
          <text:p text:style-name="P12"><text:span text:style-name="T2">noam.aprs2.net - pour l'Amérique du Nord</text:span></text:p>
        </text:list-item>
        <text:list-item>
          <text:p text:style-name="P12"><text:span text:style-name="T2">soam.aprs2.net - pour l'Amérique du Sud</text:span></text:p>
        </text:list-item>
        <text:list-item>
          <text:p text:style-name="P12"><text:soft-page-break/><text:span text:style-name="T2">euro.aprs2.net - pour l'Europe et l'Afrique</text:span></text:p>
        </text:list-item>
        <text:list-item>
          <text:p text:style-name="P12"><text:span text:style-name="T2">asia.aprs2.net - pour l'Asie</text:span></text:p>
        </text:list-item>
        <text:list-item>
          <text:p text:style-name="P12"><text:span text:style-name="T2">aunz.aprs2.net - pour l'Océanie</text:span></text:p>
        </text:list-item>
      </text:list>
      <text:p text:style-name="P13"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e nom d'un serveur spécifique? Cette approche offre plusieurs avantages :<text:line-break/>Simplicité - Vous n'avez pas besoin de modifier votre configuration lorsque de nouveaux serveurs deviennent disponibles ou disparaissent.</text:span><text:span text:style-name="T2"><text:line-break/></text:span></text:p>
      <text:list xml:id="list3836676892" text:style-name="L2">
        <text:list-item>
          <text:p text:style-name="P14"><text:span text:style-name="T2">Résilience – Si votre serveur actuel devient indisponible, un autre sera trouvé automatiquement.</text:span></text:p>
        </text:list-item>
        <text:list-item>
          <text:p text:style-name="P14"><text:span text:style-name="T2">Équilibrage de charge - En choisir un au hasard aide à répartir la charge.</text:span></text:p>
        </text:list-item>
      </text:list>
      <text:h text:style-name="P3" text:outline-level="2"/>
      <text:h text:style-name="P6" text:outline-level="2">Exécuter dire wolf</text:h>
      <text:p text:style-name="P11">Pour exécuter dire wolf il suffit de saisir direWol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10 Pitch" svg:font-family="'Courier 10 Pitch', Courier, monospace"/>
    <style:font-face style:name="Georgia" svg:font-family="Georgia, 'Bitstream Charter', serif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7:19:55.351000000</meta:creation-date>
    <dc:date>2021-08-05T18:10:10.782000000</dc:date>
    <meta:editing-duration>PT8M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26" meta:word-count="244" meta:character-count="1634" meta:non-whitespace-character-count="1420"/>
  </office:meta>
</office:document-meta>
</file>